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14%" fo:text-align="justify" style:justify-single-word="false" style:writing-mode="lr-tb"/>
      <style:text-properties style:font-name="arial" fo:font-size="12pt" fo:font-weight="bold" style:font-size-asian="12pt" style:font-size-complex="12pt"/>
    </style:style>
    <style:style style:name="P3" style:family="paragraph" style:parent-style-name="Standard">
      <style:paragraph-properties fo:line-height="114%" fo:text-align="justify" style:justify-single-word="false"/>
      <style:text-properties style:font-name="arial" fo:font-size="12pt" fo:font-weight="bold" style:font-size-asian="12pt" style:font-size-complex="12pt"/>
    </style:style>
    <style:style style:name="P4" style:family="paragraph" style:parent-style-name="Standard">
      <style:paragraph-properties fo:margin-top="0cm" fo:margin-bottom="0cm" loext:contextual-spacing="false" fo:line-height="114%" fo:text-align="justify" style:justify-single-word="false" style:writing-mode="lr-tb"/>
      <style:text-properties style:font-name="arial" fo:font-size="12pt" fo:font-weight="bold" style:font-size-asian="12pt" style:font-size-complex="12pt"/>
    </style:style>
    <style:style style:name="P5" style:family="paragraph" style:parent-style-name="Standard">
      <style:paragraph-properties fo:margin-top="0cm" fo:margin-bottom="0cm" loext:contextual-spacing="false" fo:line-height="114%" fo:text-align="justify" style:justify-single-word="false" style:writing-mode="lr-tb"/>
      <style:text-properties style:font-name="arial" fo:font-size="12pt" style:font-size-asian="12pt" style:font-size-complex="12pt"/>
    </style:style>
    <style:style style:name="P6" style:family="paragraph" style:parent-style-name="Standard" style:list-style-name="L3">
      <style:paragraph-properties fo:margin-top="0cm" fo:margin-bottom="0cm" loext:contextual-spacing="false" fo:line-height="114%" fo:text-align="justify" style:justify-single-word="false" style:writing-mode="lr-tb"/>
      <style:text-properties style:font-name="arial" fo:font-size="12pt" style:font-size-asian="12pt" style:font-size-complex="12pt"/>
    </style:style>
    <style:style style:name="P7" style:family="paragraph" style:parent-style-name="Standard" style:list-style-name="L3">
      <style:paragraph-properties fo:margin-top="0cm" fo:margin-bottom="0cm" loext:contextual-spacing="false" fo:line-height="114%" fo:text-align="justify" style:justify-single-word="false" style:writing-mode="lr-tb"/>
      <style:text-properties style:font-name="arial" fo:font-size="12pt" officeooo:paragraph-rsid="000dae16" style:font-size-asian="12pt" style:font-size-complex="12pt"/>
    </style:style>
    <style:style style:name="P8" style:family="paragraph" style:parent-style-name="Standard">
      <style:paragraph-properties fo:margin-top="0cm" fo:margin-bottom="0cm" loext:contextual-spacing="false" fo:line-height="114%" fo:text-align="justify" style:justify-single-word="false" style:writing-mode="lr-tb"/>
      <style:text-properties style:font-name="arial" fo:font-size="12pt" officeooo:paragraph-rsid="001ef203" style:font-size-asian="12pt" style:font-size-complex="12pt"/>
    </style:style>
    <style:style style:name="P9" style:family="paragraph" style:parent-style-name="Standard" style:list-style-name="L4">
      <style:paragraph-properties fo:margin-top="0cm" fo:margin-bottom="0cm" loext:contextual-spacing="false" fo:line-height="114%" fo:text-align="justify" style:justify-single-word="false" style:writing-mode="lr-tb"/>
      <style:text-properties style:font-name="arial" fo:font-size="12pt" officeooo:paragraph-rsid="001dcdb6" style:font-size-asian="12pt" style:font-size-complex="12pt"/>
    </style:style>
    <style:style style:name="P10" style:family="paragraph" style:parent-style-name="Standard" style:list-style-name="L4">
      <style:paragraph-properties fo:margin-top="0cm" fo:margin-bottom="0cm" loext:contextual-spacing="false" fo:line-height="114%" fo:text-align="justify" style:justify-single-word="false" style:writing-mode="lr-tb"/>
      <style:text-properties style:font-name="arial" fo:font-size="12pt" officeooo:paragraph-rsid="001afc2e" style:font-size-asian="12pt" style:font-size-complex="12pt"/>
    </style:style>
    <style:style style:name="P11" style:family="paragraph" style:parent-style-name="Standard">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Standard">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afc2e" style:text-blinking="false" fo:background-color="transparent" style:font-size-asian="12pt" style:font-weight-asian="normal" style:font-size-complex="12pt" style:font-weight-complex="normal" loext:padding="0cm" loext:border="none"/>
    </style:style>
    <style:style style:name="P13" style:family="paragraph" style:parent-style-name="Standard">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4" style:family="paragraph" style:parent-style-name="Standard">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a8782" style:text-blinking="false" fo:background-color="transparent" style:font-size-asian="12pt" style:font-size-complex="12pt"/>
    </style:style>
    <style:style style:name="P15" style:family="paragraph" style:parent-style-name="Standard">
      <style:paragraph-properties style:writing-mode="lr-tb"/>
      <style:text-properties officeooo:paragraph-rsid="002e66da"/>
    </style:style>
    <style:style style:name="P16" style:family="paragraph" style:parent-style-name="Standard">
      <style:paragraph-properties style:writing-mode="lr-tb"/>
      <style:text-properties officeooo:paragraph-rsid="002e66da" fo:background-color="#fff200"/>
    </style:style>
    <style:style style:name="P17" style:family="paragraph">
      <style:paragraph-properties style:writing-mode="lr-tb"/>
      <style:text-properties style:font-name="arial" fo:font-size="12pt" style:font-size-asian="12pt" style:font-size-complex="12pt"/>
    </style:style>
    <style:style style:name="P18" style:family="paragraph">
      <style:paragraph-properties style:writing-mode="lr-tb"/>
      <style:text-properties officeooo:paragraph-rsid="002e66da"/>
    </style:style>
    <style:style style:name="P19" style:family="paragraph" style:parent-style-name="Standard">
      <style:paragraph-properties fo:margin-top="0cm" fo:margin-bottom="0.499cm" loext:contextual-spacing="false" fo:line-height="114%" fo:text-align="justify" style:justify-single-word="false" style:writing-mode="lr-tb"/>
      <style:text-properties style:font-name="arial" fo:font-size="12pt" style:font-size-asian="12pt" style:font-size-complex="12pt"/>
    </style:style>
    <style:style style:name="P20" style:family="paragraph" style:parent-style-name="Text_20_body">
      <style:text-properties style:font-name="arial"/>
    </style:style>
    <style:style style:name="P21" style:family="paragraph" style:parent-style-name="Text_20_body" style:list-style-name="L2">
      <style:paragraph-properties fo:line-height="114%" fo:text-align="justify" style:justify-single-word="false"/>
      <style:text-properties style:font-name="arial" fo:font-size="12pt" style:font-size-asian="12pt" style:font-size-complex="12pt"/>
    </style:style>
    <style:style style:name="P22" style:family="paragraph" style:parent-style-name="Text_20_body" style:list-style-name="L1">
      <loext:graphic-properties draw:fill="none" draw:fill-color="#ffffff"/>
      <style:paragraph-properties fo:margin-top="0cm" fo:margin-bottom="0cm" loext:contextual-spacing="false" fo:line-height="114%" fo:text-align="justify" style:justify-single-word="false" fo:background-color="transparent" style:writing-mode="lr-tb"/>
      <style:text-properties fo:font-variant="normal" fo:text-transform="none" style:text-line-through-style="none" style:text-line-through-type="none" style:font-name="arial" fo:font-size="12pt" fo:font-style="normal" style:text-underline-style="none" style:text-blinking="false" style:font-size-asian="12pt" style:font-size-complex="12pt"/>
    </style:style>
    <style:style style:name="P23" style:family="paragraph" style:parent-style-name="Text_20_body">
      <style:paragraph-properties fo:margin-top="0cm" fo:margin-bottom="0cm" loext:contextual-spacing="false" fo:line-height="11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cm" fo:margin-bottom="0cm" loext:contextual-spacing="false" fo:line-height="114%" fo:text-align="justify" style:justify-single-word="false" style:writing-mode="lr-tb"/>
      <style:text-properties fo:color="#000000" style:text-line-through-style="none" style:text-line-through-type="none" style:font-name="arial" fo:font-size="12pt" style:text-underline-style="none" officeooo:paragraph-rsid="001fa576" style:text-blinking="false" fo:background-color="transparent" style:font-size-asian="12pt" style:font-size-complex="12pt" loext:padding="0cm" loext:border="none"/>
    </style:style>
    <style:style style:name="P25" style:family="paragraph" style:parent-style-name="Text_20_body">
      <style:paragraph-properties fo:margin-top="0cm" fo:margin-bottom="0cm" loext:contextual-spacing="false" fo:line-height="114%" fo:text-align="justify" style:justify-single-word="false" style:writing-mode="lr-tb"/>
      <style:text-properties style:font-name="arial" fo:font-size="12pt" style:font-size-asian="12pt" style:font-size-complex="12pt"/>
    </style:style>
    <style:style style:name="P26"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arial" fo:font-size="12pt" style:text-underline-style="none" officeooo:paragraph-rsid="001fa576" style:text-blinking="false" fo:background-color="transparent" style:font-size-asian="12pt" style:font-size-complex="12pt" loext:padding="0cm" loext:border="none"/>
    </style:style>
    <style:style style:name="P27" style:family="paragraph" style:parent-style-name="Text_20_body" style:list-style-name="L5">
      <style:paragraph-properties fo:margin-top="0cm" fo:margin-bottom="0cm" loext:contextual-spacing="false" fo:text-align="justify" style:justify-single-word="false"/>
      <style:text-properties fo:color="#000000" style:text-line-through-style="none" style:text-line-through-type="none" style:font-name="arial" fo:font-size="12pt" style:text-underline-style="none" officeooo:paragraph-rsid="0023172d" style:text-blinking="false" fo:background-color="transparent" style:font-size-asian="12pt" style:font-size-complex="12pt" loext:padding="0cm" loext:border="none"/>
    </style:style>
    <style:style style:name="P28" style:family="paragraph" style:parent-style-name="Text_20_body" style:list-style-name="L5">
      <style:paragraph-properties fo:margin-top="0cm" fo:margin-bottom="0cm" loext:contextual-spacing="false" fo:text-align="justify" style:justify-single-word="false"/>
      <style:text-properties fo:color="#000000" style:text-line-through-style="none" style:text-line-through-type="none" style:font-name="arial" fo:font-size="12pt" style:text-underline-style="none" officeooo:paragraph-rsid="00248c7a" style:text-blinking="false" fo:background-color="transparent" style:font-size-asian="12pt" style:font-size-complex="12pt" loext:padding="0cm" loext:border="none"/>
    </style:style>
    <style:style style:name="P29"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font-name="arial" fo:font-size="12pt" style:text-underline-style="none" officeooo:paragraph-rsid="001fa576" style:text-blinking="false" fo:background-color="transparent" style:font-size-asian="12pt" style:font-size-complex="12pt" loext:padding="0cm" loext:border="none"/>
    </style:style>
    <style:style style:name="P30" style:family="paragraph" style:parent-style-name="Text_20_body" style:list-style-name="L2">
      <style:paragraph-properties fo:margin-top="0cm" fo:margin-bottom="0cm" loext:contextual-spacing="false" fo:line-height="114%" fo:text-align="justify" style:justify-single-word="false"/>
      <style:text-properties style:font-name="arial" fo:font-size="12pt" style:font-size-asian="12pt" style:font-size-complex="12pt"/>
    </style:style>
    <style:style style:name="P31" style:family="paragraph" style:parent-style-name="Text_20_body" style:list-style-name="L5">
      <style:paragraph-properties fo:margin-top="0cm" fo:margin-bottom="0cm" loext:contextual-spacing="false" fo:text-align="start" style:justify-single-word="false"/>
      <style:text-properties style:font-name="arial" fo:font-size="12pt" officeooo:paragraph-rsid="002b97a2" style:font-size-asian="12pt" style:font-size-complex="12pt"/>
    </style:style>
    <style:style style:name="P32" style:family="paragraph" style:parent-style-name="Text_20_body">
      <style:paragraph-properties fo:margin-top="0cm" fo:margin-bottom="0cm" loext:contextual-spacing="false" fo:text-align="justify" style:justify-single-word="false"/>
      <style:text-properties fo:color="#b22222" style:text-line-through-style="none" style:text-line-through-type="none" style:font-name="arial" fo:font-size="12pt" fo:language="en" fo:country="US" style:text-underline-style="none" officeooo:rsid="0023172d" officeooo:paragraph-rsid="00248c7a" style:text-blinking="false" fo:background-color="transparent" style:font-size-asian="12pt" style:font-size-complex="12pt" loext:padding="0cm" loext:border="none"/>
    </style:style>
    <style:style style:name="P33" style:family="paragraph" style:parent-style-name="Text_20_body">
      <style:paragraph-properties fo:margin-top="0cm" fo:margin-bottom="0cm" loext:contextual-spacing="false" fo:text-align="justify" style:justify-single-word="false"/>
      <style:text-properties fo:color="#b22222" style:text-line-through-style="none" style:text-line-through-type="none" style:font-name="arial" fo:font-size="12pt" fo:language="en" fo:country="US" style:text-underline-style="none" officeooo:paragraph-rsid="00248c7a" style:text-blinking="false" fo:background-color="transparent" style:font-size-asian="12pt" style:font-size-complex="12pt" loext:padding="0cm"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fo:font-size="12pt" style:font-size-asian="12pt" style:font-size-complex="12pt"/>
    </style:style>
    <style:style style:name="T4" style:family="text">
      <style:text-properties style:font-name="arial" fo:font-size="12pt" fo:font-weight="bold" style:font-size-asian="12pt" style:font-size-complex="12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loext:padding="0cm" loext:border="none"/>
    </style:style>
    <style:style style:name="T7" style:family="text">
      <style:text-properties fo:font-variant="normal" fo:text-transform="none" fo:color="#000000" style:text-line-through-style="none" style:text-line-through-type="none" fo:font-style="normal" style:text-underline-style="none" fo:font-weight="normal" officeooo:rsid="001a8782" style:text-blinking="false" fo:background-color="transparent" loext:char-shading-value="0" style:font-weight-asian="normal" style:font-weight-complex="normal" loext:padding="0cm" loext:border="none"/>
    </style:style>
    <style:style style:name="T8" style:family="text">
      <style:text-properties fo:font-variant="normal" fo:text-transform="none" fo:color="#000000" style:text-line-through-style="none" style:text-line-through-type="none" fo:font-style="normal" style:text-underline-style="none" fo:font-weight="normal" officeooo:rsid="001ef203" style:text-blinking="false" fo:background-color="transparent" loext:char-shading-value="0" style:font-weight-asian="normal" style:font-weight-complex="normal" loext:padding="0cm" loext:border="none"/>
    </style:style>
    <style:style style:name="T9" style:family="text">
      <style:text-properties fo:font-variant="normal" fo:text-transform="none" fo:color="#000000" style:text-line-through-style="none" style:text-line-through-type="none" fo:font-style="normal" style:text-underline-style="none" fo:font-weight="normal" officeooo:rsid="001dcdb6" style:text-blinking="false" fo:background-color="transparent" loext:char-shading-value="0" style:font-weight-asian="normal" style:font-weight-complex="normal" loext:padding="0cm" loext:border="none"/>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loext:padding="0cm" loext:border="none"/>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1a8782" style:text-blinking="false" fo:background-color="transparent" loext:char-shading-value="0" style:font-size-asian="12pt" style:font-weight-asian="normal" style:font-size-complex="12pt" style:font-weight-complex="normal" loext:padding="0cm" loext:border="none"/>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1dcdb6" style:text-blinking="false" fo:background-color="transparent" loext:char-shading-value="0" style:font-size-asian="12pt" style:font-weight-asian="normal" style:font-size-complex="12pt" style:font-weight-complex="normal" loext:padding="0cm" loext:border="none"/>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1ef203" style:text-blinking="false"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2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1a8782" style:text-blinking="false" fo:background-color="transparent" loext:char-shading-value="0" style:font-size-asian="12pt" style:font-weight-asian="normal" style:font-size-complex="12pt" style:font-weight-complex="normal" loext:padding="0cm" loext:border="none"/>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1ef203" style:text-blinking="false" fo:background-color="transparent" loext:char-shading-value="0" style:font-size-asian="12pt" style:font-weight-asian="normal" style:font-size-complex="12pt" style:font-weight-complex="normal" loext:padding="0cm" loext:border="none"/>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1dcdb6" style:text-blinking="false" fo:background-color="transparent" loext:char-shading-value="0" style:font-size-asian="12pt" style:font-weight-asian="normal" style:font-size-complex="12pt" style:font-weight-complex="normal" loext:padding="0cm" loext:border="none"/>
    </style:style>
    <style:style style:name="T26"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27" style:family="text">
      <style:text-properties fo:font-variant="normal" fo:text-transform="none" fo:color="#00a65d"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8" style:family="text">
      <style:text-properties fo:color="#000000" fo:font-weight="bold" fo:background-color="transparent" loext:char-shading-value="0"/>
    </style:style>
    <style:style style:name="T29" style:family="text">
      <style:text-properties fo:color="#000000" fo:font-weight="normal" fo:background-color="transparent" loext:char-shading-value="0"/>
    </style:style>
    <style:style style:name="T30" style:family="text">
      <style:text-properties fo:color="#000000" fo:font-weight="normal" fo:background-color="#cccccc" loext:char-shading-value="0"/>
    </style:style>
    <style:style style:name="T31" style:family="text">
      <style:text-properties fo:color="#000000" style:text-line-through-style="none" style:text-line-through-type="none" style:text-underline-style="none" style:text-blinking="false" fo:background-color="transparent" loext:char-shading-value="0" loext:padding="0cm" loext:border="none"/>
    </style:style>
    <style:style style:name="T32" style:family="text">
      <style:text-properties fo:color="#000000" style:text-line-through-style="none" style:text-line-through-type="none" style:font-name="arial" style:text-underline-style="none" style:text-blinking="false" fo:background-color="transparent" loext:char-shading-value="0" loext:padding="0cm" loext:border="none"/>
    </style:style>
    <style:style style:name="T33" style:family="text">
      <style:text-properties fo:background-color="#fff200" loext:char-shading-value="0"/>
    </style:style>
    <style:style style:name="T34" style:family="text">
      <style:text-properties officeooo:rsid="0010aaab"/>
    </style:style>
    <style:style style:name="T35" style:family="text">
      <style:text-properties style:text-underline-style="solid" style:text-underline-width="auto" style:text-underline-color="font-color"/>
    </style:style>
    <style:style style:name="T36" style:family="text">
      <style:text-properties fo:color="#00a65d" style:font-name="arial" fo:font-size="12pt" fo:font-weight="bold" fo:background-color="#eeeeee" loext:char-shading-value="0" style:font-size-asian="12pt" style:font-weight-asian="bold" style:font-size-complex="12pt" style:font-weight-complex="bold"/>
    </style:style>
    <style:style style:name="T37" style:family="text">
      <style:text-properties fo:color="#00a65d" style:font-name="arial" fo:font-weight="bold" style:font-weight-asian="bold"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2171ea"/>
    </style:style>
    <style:style style:name="T41" style:family="text">
      <style:text-properties officeooo:rsid="0023172d"/>
    </style:style>
    <style:style style:name="T42" style:family="text">
      <style:text-properties officeooo:rsid="00248c7a"/>
    </style:style>
    <style:style style:name="T43" style:family="text">
      <style:text-properties fo:font-size="12pt" style:font-size-asian="12pt" style:font-size-complex="12pt"/>
    </style:style>
    <style:style style:name="T44" style:family="text">
      <style:text-properties fo:font-size="12pt" fo:font-weight="bold" style:font-size-asian="12pt" style:font-size-complex="12pt"/>
    </style:style>
    <style:style style:name="T45" style:family="text">
      <style:text-properties style:font-name="arial"/>
    </style:style>
    <style:style style:name="T46" style:family="text">
      <style:text-properties style:font-name="arial" fo:font-style="italic" fo:font-weight="normal" style:font-style-asian="italic" style:font-weight-asian="normal" style:font-style-complex="italic" style:font-weight-complex="normal"/>
    </style:style>
    <style:style style:name="T47" style:family="text">
      <style:text-properties style:font-name="arial" fo:font-style="italic" fo:font-weight="bold" style:font-style-asian="italic" style:font-weight-asian="bold" style:font-style-complex="italic" style:font-weight-complex="bold"/>
    </style:style>
    <style:style style:name="T48" style:family="text">
      <style:text-properties style:font-name="arial" fo:font-size="12pt" style:font-size-asian="12pt" style:font-size-complex="12pt"/>
    </style:style>
    <style:style style:name="T49" style:family="text">
      <style:text-properties style:font-name="arial" fo:font-size="12pt" fo:background-color="#eeeeee" loext:char-shading-value="0" style:font-size-asian="12pt" style:font-size-complex="12pt"/>
    </style:style>
    <style:style style:name="T50" style:family="text">
      <style:text-properties style:font-name="arial" fo:font-size="12pt" officeooo:rsid="0011dd7a" fo:background-color="#eeeeee" loext:char-shading-value="0" style:font-size-asian="12pt" style:font-size-complex="12pt"/>
    </style:style>
    <style:style style:name="T51" style:family="text">
      <style:text-properties style:font-name="arial" fo:font-size="12pt" fo:font-weight="bold" fo:background-color="#faa61a" loext:char-shading-value="0" style:font-size-asian="12pt" style:font-size-complex="12pt"/>
    </style:style>
    <style:style style:name="T52" style:family="text">
      <style:text-properties style:font-name="arial" fo:font-size="12pt" fo:font-weight="bold" fo:background-color="#eeeeee" loext:char-shading-value="0" style:font-size-asian="12pt" style:font-size-complex="12pt"/>
    </style:style>
    <style:style style:name="T53" style:family="text">
      <style:text-properties style:font-name="arial" fo:font-weight="bold" style:font-weight-asian="bold" style:font-weight-complex="bold"/>
    </style:style>
    <style:style style:name="T54" style:family="text">
      <style:text-properties style:font-name="arial" fo:font-weight="bold" fo:background-color="#faa61a" loext:char-shading-value="0" style:font-weight-asian="bold" style:font-weight-complex="bold"/>
    </style:style>
    <style:style style:name="T55" style:family="text">
      <style:text-properties style:font-name="arial" fo:font-weight="bold" fo:background-color="#faa61a" loext:char-shading-value="0" style:font-weight-asian="bold" style:font-weight-complex="bold"/>
    </style:style>
    <style:style style:name="T56" style:family="text">
      <style:text-properties style:font-name="arial" fo:background-color="#fff200" loext:char-shading-value="0"/>
    </style:style>
    <style:style style:name="T57" style:family="text">
      <style:text-properties style:font-name="arial" fo:background-color="#fff2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SQL soporta varios motores de almacenamiento que tratan con distintos tipos de tabla. Los motores de almacenamiento de MySQL incluyen algunos que tratan con tablas transaccionales y otros que no lo hacen:</text:p>
      <text:p text:style-name="P2"/>
      <text:list xml:id="list437613618" text:style-name="L1">
        <text:list-item>
          <text:p text:style-name="P22"><text:span text:style-name="T28">MyISAM </text:span><text:span text:style-name="T29">trata tablas no transaccionales, proporciona almacenamiento y recuperación de datos rápida, así como posibilidad de búsquedas fulltext. MyISAM se soporta en todas las configuraciones MySQL y fue el motor de almacenamiento por defecto hasta la versión 5.5 de MySQL.</text:span></text:p>
        </text:list-item>
        <text:list-item>
          <text:p text:style-name="P22"><text:span text:style-name="T29">El motor de almacenamiento </text:span><text:span text:style-name="T28">MEMORY </text:span><text:span text:style-name="T29">proporciona tablas en memoria. El motor de almacenamiento MEMORY anteriormente se conocía como HEAP.</text:span></text:p>
        </text:list-item>
        <text:list-item>
          <text:p text:style-name="P22"><text:span text:style-name="T29">Los motores de almacenamiento </text:span><text:span text:style-name="T28">InnoDB </text:span><text:span text:style-name="T29">proporcionan tablas transaccionales. InnoDB se incluye por defecto en todas las distribuciones binarias de MySQL </text:span><text:span text:style-name="T30">5.5 </text:span></text:p>
        </text:list-item>
      </text:list>
      <text:p text:style-name="P23"/>
      <text:p text:style-name="P25"><text:bookmark text:name="more"/><text:span text:style-name="T5">Si omite la opción </text:span><text:span text:style-name="T27">ENGINE</text:span><text:span text:style-name="T5"> o </text:span><text:span text:style-name="T27">TYPE</text:span><text:span text:style-name="T5">, se usa el motor de almacenamiento por defecto. Puede cambiarlo modificando la variable de sistema </text:span><text:span text:style-name="T11">“storage_engine”</text:span><text:span text:style-name="T5"> o </text:span><text:span text:style-name="T11">“table_type” </text:span><text:span text:style-name="T5">en el archivo de configuración del MySQL. </text:span>Una base de datos puede contener tablas de distintos tipos.</text:p>
      <text:p text:style-name="P2"/>
      <text:p text:style-name="P2"><text:span text:style-name="Strong_20_Emphasis"><text:span text:style-name="T46">Si necesitamos transacciones</text:span></text:span><text:span text:style-name="T46">, claves foráneas y bloqueos, tendremos que escoger </text:span><text:span text:style-name="Strong_20_Emphasis"><text:span text:style-name="T47">InnoDB</text:span></text:span><text:span text:style-name="T46">. Por el contrario, </text:span><text:span text:style-name="Strong_20_Emphasis"><text:span text:style-name="T46">escogeremos MyISAM</text:span></text:span><text:span text:style-name="T46"> en aquellos casos en los que predominen las </text:span><text:span text:style-name="Strong_20_Emphasis"><text:span text:style-name="T46">consultas </text:span></text:span><text:span text:style-name="Strong_20_Emphasis"><text:span text:style-name="Emphasis"><text:span text:style-name="T46">SELECT</text:span></text:span></text:span><text:span text:style-name="Strong_20_Emphasis"><text:span text:style-name="T46"> a la base de datos</text:span></text:span><text:span text:style-name="T46">.</text:span></text:p>
      <text:p text:style-name="P2"/>
      <text:p text:style-name="P2">Condiciones para vincular dos tablas con FOREIGN KEY:</text:p>
      <text:p text:style-name="P2"/>
      <text:p text:style-name="P19">Las definiciones de claves foráneas están sujetas a las siguientes condiciones:</text:p>
      <text:list xml:id="list685006091" text:style-name="L2">
        <text:list-item>
          <text:p text:style-name="P30">El <text:span text:style-name="T1">FOREIGN KEY</text:span> se define en el momento que se crean las tablas de la base datos, dentro de la sentencia CREATE TABLE.</text:p>
        </text:list-item>
        <text:list-item>
          <text:p text:style-name="P30">Ambas tablas deben ser <text:span text:style-name="T1">InnoDB</text:span> y no deben ser tablas temporales. </text:p>
        </text:list-item>
        <text:list-item>
          <text:p text:style-name="P30">La tabla padre (tabla referenciada) debe crearse primero y el campo a utilizar para la relación debe ser CLAVE PRIMARIA. </text:p>
        </text:list-item>
        <text:list-item>
          <text:p text:style-name="P30">En la tabla hija es donde se define el <text:span text:style-name="T1">FOREIGN KEY</text:span> y hace referencia a la tabla padre. </text:p>
        </text:list-item>
        <text:list-item>
          <text:p text:style-name="P21">El campo foráneo (de la tabla hija) y campo clave (de la tabla padre) deben ser definidos con el mismo tipo de dato, para que puedan ser comparadas sin la necesidad de hacer una conversión de tipos. El tamaño y el signo de los tipos <text:span text:style-name="T35">enteros</text:span> debe ser el mismo. En las columnas de tipo <text:span text:style-name="T35">caracter</text:span>, el tamaño no tiene que ser el mismo necesariamente. </text:p>
        </text:list-item>
      </text:list>
      <text:p text:style-name="P3">Sentencias INSERT, UPDATE y DELETE sobre tablas relacionadas</text:p>
      <text:p text:style-name="P11"/>
      <text:p text:style-name="P13">INSERT</text:p>
      <text:p text:style-name="P11"/>
      <text:p text:style-name="P5"><text:span text:style-name="T5">InnoDB rechaza cualquier operación INSERT en un registro en una tabla hija cuyo valor en la clave foránea no exista en la tabla padre. Se debe insertar primero el valor en la </text:span><text:soft-page-break/><text:span text:style-name="T5">tabla padre para luego poderlo insertar en la tabla hija.</text:span><text:line-break/><text:span text:style-name="T5">Ejemplo: Insertar una calificación en la tabla "Calificaciones" de un alumno cuando los datos de este alumno no existen en la tabla "alumno".</text:span></text:p>
      <text:p text:style-name="P11"/>
      <text:p text:style-name="P13">UPDATE y DELETE</text:p>
      <text:p text:style-name="P11"/>
      <text:p text:style-name="P11">La acción que <text:span text:style-name="T2">InnoDB</text:span> realiza para cualquier operación UPDATE o DELETE depende de lo que se haya definido en la subcláusulas <text:span text:style-name="T33">ON UPDATE</text:span> y <text:span text:style-name="T33">ON DELETE</text:span> creada en la cláusula FOREIGN KEY.</text:p>
      <text:p text:style-name="P11"/>
      <text:p text:style-name="P11">Cuando el usuario intenta borrar o actualizar un registro en una tabla padre se realizará lo siguiente:</text:p>
      <text:list xml:id="list3285487438" text:style-name="L3">
        <text:list-item>
          <text:p text:style-name="P6"><text:span text:style-name="T10">CASCADE:</text:span><text:span text:style-name="T13"> Borra o actualiza el registro en la tabla padre y automáticamente borra o actualiza los registros coincidentes en la tabla hija.</text:span></text:p>
        </text:list-item>
        <text:list-item>
          <text:p text:style-name="P6"><text:span text:style-name="T10">NO ACTION:</text:span><text:span text:style-name="T13"> No se permite borrar o actualizar ningún valor de clave primaria si en la tabla hija hay un valor de clave foránea relacionada.</text:span></text:p>
        </text:list-item>
        <text:list-item>
          <text:p text:style-name="P7"><text:span text:style-name="T10">RESTRICT:</text:span><text:span text:style-name="T13"> Rechaza la operación de eliminación o actualización en la tabla padre.</text:span></text:p>
        </text:list-item>
      </text:list>
      <text:p text:style-name="P13"/>
      <text:p text:style-name="P14">Sintaxis del FOREIGN KEY</text:p>
      <text:p text:style-name="P13"/>
      <text:p>FOREIGN KEY (Campo1) REFERENCES tablapadre (Campo2)</text:p>
      <text:p>ON DELETE [CASCADE NO ACTION RESTRICT]</text:p>
      <text:p>ON UPDATE [CASCADE NO ACTION RESTRICT]</text:p>
      <text:p text:style-name="P11"/>
      <text:p text:style-name="P15"><text:span text:style-name="T26">Ejemplo:</text:span><text:span text:style-name="T3"><text:line-break/></text:span><text:span text:style-name="T49"><text:line-break/></text:span><text:span text:style-name="T45">CREATE DATABASE IF NOT EXISTS nomina2;</text:span><text:span text:style-name="T3"><text:line-break/></text:span><text:span text:style-name="T49"><text:line-break/></text:span><text:span text:style-name="T45">CREATE TABLE IF NOT EXISTS departamentos (<text:line-break/></text:span><text:span text:style-name="T55">cod_dep INT(2) NOT NULL</text:span><text:span text:style-name="T45">,<text:line-break/>descripcion VARCHAR(30) NOT NULL,<text:line-break/>telf_dep VARCHAR(12) NOT NULL,<text:line-break/>ciudad VARCHAR(20) NOT NULL,<text:line-break/>presupuesto FLOAT(9,2) UNSIGNED NOT NULL,<text:line-break/>fec_creacion DATE NOT NULL,<text:line-break/></text:span><text:span text:style-name="T53">PRIMARY KEY(cod_dep)</text:span><text:span text:style-name="T45"><text:line-break/>) </text:span><text:span text:style-name="T37">ENGINE</text:span><text:span text:style-name="T45">=innodb;</text:span><text:span text:style-name="T3"><text:line-break/></text:span><text:span text:style-name="T49"><text:line-break/></text:span><text:span text:style-name="T45">CREATE TABLE IF NOT EXISTS empleado (<text:line-break/>codigo INT(5) NOT NULL,<text:line-break/>nombre VARCHAR(50) NOT NULL,<text:line-break/>ingreso DATE NOT NULL,<text:line-break/>sueldo FLOAT(7,2) UNSIGNED NOT NULL DEFAULT 7300.00,<text:line-break/>num_hijos INT(2) UNSIGNED NOT NULL,<text:line-break/>tipo ENUM("Fijo","Temporal") NOT NULL,<text:line-break/>tiempo_contrato TINYINT(2) UNSIGNED DEFAULT 1 NOT NULL,<text:line-break/></text:span><text:span text:style-name="T55">dep_asignado INT(2) NOT NULL</text:span><text:span text:style-name="T45">,<text:line-break/></text:span><text:soft-page-break/><text:span text:style-name="T53">PRIMARY KEY(codigo)</text:span><text:span text:style-name="T45">,<text:line-break/></text:span><text:span text:style-name="T57">FOREIGN KEY(dep_asignado) </text:span></text:p>
      <text:p text:style-name="P16"><text:span text:style-name="T45">REFERENCES departamentos(cod_dep)<text:line-break/>ON DELETE CASCADE </text:span></text:p>
      <text:p text:style-name="P15"><text:span text:style-name="T57">ON UPDATE CASCADE</text:span><text:span text:style-name="T45"><text:line-break/>) </text:span><text:span text:style-name="T37">ENGINE</text:span><text:span text:style-name="T45">=innodb;</text:span></text:p>
      <text:p text:style-name="P20"/>
      <text:p text:style-name="P8"><text:span text:style-name="T6">Debido a </text:span><text:span text:style-name="T7">la</text:span><text:span text:style-name="T6"> restricción de clave foránea, MySQL no permite que eliminemos </text:span><text:span text:style-name="T7">los</text:span><text:span text:style-name="T6"> registro</text:span><text:span text:style-name="T7">s</text:span><text:span text:style-name="T6">. Sin embargo existe una forma en la cuál podríamos hacer que la sentencia DELETE se ejecute de cualquier manera. </text:span><text:span text:style-name="T8">Para esto debemos e</text:span><text:span text:style-name="T6">liminar (quitar) una clave foránea: </text:span></text:p>
      <text:list xml:id="list4121654142" text:style-name="L4">
        <text:list-item>
          <text:list>
            <text:list-item>
              <text:p text:style-name="P9"><text:span text:style-name="T8">S</text:span><text:span text:style-name="T6">e tiene que especificar el ID que ha sido generado y asignado internamente por MySQL a la clave foránea. En este caso, se puede usar la sentencia </text:span><text:span text:style-name="T12">SHOW CREATE TABLE </text:span><text:span text:style-name="T6">para determinar dicho ID.</text:span></text:p>
            </text:list-item>
            <text:list-item>
              <text:p text:style-name="P10"><text:span text:style-name="T6">ALTER TABLE venta DROP FOREIGN KEY </text:span><text:span text:style-name="T9">ID</text:span><text:span text:style-name="T6">;</text:span></text:p>
            </text:list-item>
          </text:list>
        </text:list-item>
      </text:list>
      <text:p text:style-name="P12"/>
      <text:p text:style-name="P24">Una de las principales bondades de las claves foráneas es que permiten eliminar y actualizar registros en cascada.</text:p>
      <text:p text:style-name="P24"/>
      <text:p text:style-name="P26">Con las <text:span text:style-name="T40">restricciones</text:span> de clave foránea podemos eliminar un registro de la tabla cliente y a la vez eliminar un registro de la tabla venta usando sólo una sentencia DELETE. Esto es llamado <text:span text:style-name="T2">eliminación en cascada</text:span>, en donde todos los registros relacionados son eliminados de acuerdo a las relaciones de clave foránea. Las opciones estándar cuando se elimina una registro con clave foránea son:</text:p>
      <text:p text:style-name="P29"/>
      <text:list xml:id="list679481515" text:style-name="L5">
        <text:list-item>
          <text:p text:style-name="P27">ON DELETE RESTRICT: es la acción predeterminada, y no permite una eliminación si existe un registro asociado.</text:p>
        </text:list-item>
        <text:list-item>
          <text:p text:style-name="P27">ON DELETE NO ACTION: hace lo mismo. </text:p>
        </text:list-item>
        <text:list-item>
          <text:p text:style-name="P27">ON DELETE SET DEFAULT: actualmente no funciona en MySQL - se supone que pone el valor de la clave foránea al valor por omisión (DEFAULT) que se definió al momento de crear la tabla.</text:p>
          <text:list>
            <text:list-item>
              <text:p text:style-name="P28">ON DELETE <text:span text:style-name="T33">CASCADE</text:span>: <text:span text:style-name="T42">si</text:span> una fila en la tabla padre es eliminada, entonces se eliminarán las filas de la tabla hijo cuya clave foránea sea igual al valor de la clave referenciada en la tabla padre. Esta acción siempre ha estado disponible en MySQL. <text:span text:style-name="T41">Ejemplo:</text:span></text:p>
            </text:list-item>
          </text:list>
        </text:list-item>
      </text:list>
      <text:p text:style-name="P32"><text:tab/><text:tab/>ALTER TABLE venta ADD FOREIGN KEY(id_cliente)</text:p>
      <text:p text:style-name="P33"><text:tab/><text:tab/>REFERENCES cliente(id_cliente) ON DELETE CASCADE;</text:p>
      <text:list xml:id="list183400981148237" text:continue-numbering="true" text:style-name="L5">
        <text:list-item>
          <text:p text:style-name="P31"><text:span text:style-name="T31">ON DELETE SET NULL: las filas en la tabla hijo son actualizadas automáticamente poniendo en las columnas de la clave foránea el valor NULL. Si se especifica una acción SET NULL, debemos asegurarnos de no declarar las columnas en la tabla como NOT NULL.<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3:00:46.589098552</meta:creation-date>
    <dc:date>2019-05-11T18:34:00.057777577</dc:date>
    <meta:editing-duration>PT19H52M19S</meta:editing-duration>
    <meta:editing-cycles>32</meta:editing-cycles>
    <meta:generator>LibreOffice/6.0.7.3$Linux_X86_64 LibreOffice_project/00m0$Build-3</meta:generator>
    <meta:document-statistic meta:table-count="0" meta:image-count="0" meta:object-count="0" meta:page-count="3" meta:paragraph-count="42" meta:word-count="992" meta:character-count="6068" meta:non-whitespace-character-count="5119"/>
  </office:meta>
</office:document-meta>
</file>